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BuilderFactoryImpl.get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BuilderFactoryImpl.getAttribute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ocumentBuilderFactoryImpl.getFeature( String nam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ocumentBuilderFactoryImpl.setXIncludeAware( boolean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BuilderFactoryImpl.setAttribute( String name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ocumentBuilderFactoryImpl.setFeature( String name , boolean valu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">
            <text:p text:style-name="Table_20_Contents">5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DocumentBuilderFactoryImpl.isXIncludeAw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BuilderFactoryImpl.setSchema( Schema 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BuilderFactoryImpl.newDocumentBuilde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